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COP290 Assignment 2 Subtask 1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ANANJAN NANDI (2019CS10325)</text:p>
            <text:p text:style-name="P2">PARTH GUPTA (2019CS10380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AME STAG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Once the Server and Client executables have been created </text:span><text:span text:style-name="T1">using the Makefile, run the Server executable using the desired </text:span><text:span text:style-name="T1">IP and PORT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STAG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With the Server executable running, run the Client executable </text:span><text:span text:style-name="T1">with same IP and PORT. At this point, the players and enemies </text:span><text:span text:style-name="T1">spawn on the screen along with the maze. The Server player </text:span><text:span text:style-name="T1">spawns on the upper left corner. The Client player spawns on </text:span><text:span text:style-name="T1">the lower right corner.</text:span></text:p>
              </text:list-item>
              <text:list-item>
                <text:p text:style-name="P5"><text:span text:style-name="T1">Each player has 100 health to start and each enemy has 20 </text:span><text:span text:style-name="T1">health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AME STAG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The game is over once one player has died or 150 seconds </text:span><text:span text:style-name="T1">have passed. </text:span></text:p>
              </text:list-item>
              <text:list-item>
                <text:p text:style-name="P5"><text:span text:style-name="T1">If a player dies, the other player wins. Otherwise, the player </text:span><text:span text:style-name="T1">with the most score wins. </text:span></text:p>
              </text:list-item>
              <text:list-item>
                <text:p text:style-name="P5"><text:span text:style-name="T1">In case Server wins, Player 1 has won!! is displayed. In case </text:span><text:span text:style-name="T1">Client wins, Player 2 has won!! is displayed. In case of a tie, </text:span><text:span text:style-name="T1">Mutual Destruction!! is display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MECHANICS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layers have two weapons: bombs and arrows. Arrows do 20 </text:span><text:span text:style-name="T1">damage. Bombs do 50 damage with friendly fire.</text:span></text:p>
              </text:list-item>
              <text:list-item>
                <text:p text:style-name="P5"><text:span text:style-name="T1">Players start with 10 arrows and 5 bombs.</text:span></text:p>
              </text:list-item>
              <text:list-item>
                <text:p text:style-name="P5"><text:span text:style-name="T1">Player score increases by 1 for each enemy killed.</text:span></text:p>
              </text:list-item>
              <text:list-item>
                <text:p text:style-name="P5"><text:span text:style-name="T1">Enemies do 10 melee damage to the player.</text:span></text:p>
              </text:list-item>
              <text:list-item>
                <text:p text:style-name="P5"><text:span text:style-name="T1">On death, enemies drop lootboxes. The lootboxes randomly </text:span><text:span text:style-name="T1">contain arrows, bombs, health refills or score boo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MECHANICS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4 enemies spawn initially. 1 enemy spawns a set amount of </text:span><text:span text:style-name="T1">time after each enemy is killed.</text:span></text:p>
              </text:list-item>
              <text:list-item>
                <text:p text:style-name="P5"><text:span text:style-name="T1">Additionally, one extra enemy spawns every 30 seconds.</text:span></text:p>
              </text:list-item>
              <text:list-item>
                <text:p text:style-name="P5"><text:span text:style-name="T1">Players gain 16 invincibility frames after taking damage from </text:span><text:span text:style-name="T1">any source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CONTROL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Numkeys to move.</text:span></text:p>
              </text:list-item>
              <text:list-item>
                <text:p text:style-name="P5"><text:span text:style-name="T1">Q to shoot an arrow in the direction that the player is facing.</text:span></text:p>
              </text:list-item>
              <text:list-item>
                <text:p text:style-name="P5"><text:span text:style-name="T2">E to throw a bomb in the direction that the player is facing. </text:span><text:span text:style-name="T1">Bombs explode after 8 seconds, with an area of effect of 3 tiles.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draw:frame presentation:style-name="pr6" draw:text-style-name="P8" draw:layer="layout" svg:width="25.199cm" svg:height="12.19cm" svg:x="1.4cm" svg:y="0.628cm" presentation:class="subtitle">
          <draw:text-box>
            <text:p text:style-name="P7"><text:span text:style-name="T3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50:26.658028673</meta:creation-date>
    <meta:generator>LibreOffice/6.4.6.2$Linux_X86_64 LibreOffice_project/40$Build-2</meta:generator>
    <dc:date>2021-05-19T23:56:31.797250947</dc:date>
    <meta:editing-duration>PT54M2S</meta:editing-duration>
    <meta:editing-cycles>13</meta:editing-cycles>
    <meta:document-statistic meta:object-count="52"/>
  </office:meta>
</office:document-meta>
</file>